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9.275cm" fo:min-width="9.025cm"/>
    </style:style>
    <style:style style:name="gr2" style:family="graphic" style:parent-style-name="standard">
      <style:graphic-properties draw:fill="solid" draw:fill-color="#ffd320" draw:textarea-horizontal-align="left" draw:textarea-vertical-align="top" draw:auto-grow-height="false" fo:min-height="3.168cm" fo:min-width="7.628cm"/>
    </style:style>
    <style:style style:name="gr3" style:family="graphic" style:parent-style-name="standard">
      <style:graphic-properties draw:fill="solid" draw:fill-color="#ffd320" draw:textarea-horizontal-align="left" draw:textarea-vertical-align="top" draw:auto-grow-height="false" fo:min-height="3.557cm" fo:min-width="7.628cm"/>
    </style:style>
    <style:style style:name="gr4" style:family="graphic" style:parent-style-name="standard">
      <style:graphic-properties draw:fill="solid" draw:fill-color="#ffffcc" draw:textarea-horizontal-align="left" draw:textarea-vertical-align="top" draw:auto-grow-height="false" fo:min-height="2.098cm" fo:min-width="7.055cm"/>
    </style:style>
    <style:style style:name="gr5" style:family="graphic" style:parent-style-name="standard">
      <style:graphic-properties draw:fill="solid" draw:fill-color="#ffffcc" draw:textarea-horizontal-align="left" draw:textarea-vertical-align="top" draw:auto-grow-height="false" fo:min-height="2.341cm" fo:min-width="6.966cm"/>
    </style:style>
    <style:style style:name="gr6" style:family="graphic" style:parent-style-name="standard">
      <style:graphic-properties draw:stroke="none" svg:stroke-color="#000000" draw:fill="solid" draw:fill-color="#ff950e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9.525cm" svg:x="0.254cm" svg:y="0.254cm">
          <text:p text:style-name="P1">Machine Virtuel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3.418cm" svg:x="0.889cm" svg:y="1.889cm">
          <text:p text:style-name="P1">010-traces → <text:span text:style-name="T1">docker.io --restart=alway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8cm" svg:height="3.807cm" svg:x="0.889cm" svg:y="5.564cm">
          <text:p text:style-name="P1">100-tough-rate → <text:span text:style-name="T1">docker.io --restart=alway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55cm" svg:height="2.348cm" svg:x="1.208cm" svg:y="2.597cm">
          <text:p text:style-name="P1">nifty-ground → <text:span text:style-name="T1">supervisord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66cm" svg:height="2.591cm" svg:x="1.297cm" svg:y="6.399cm">
          <text:p text:style-name="P1">(docker.)tough-rate: → <text:span text:style-name="T1">supervisord</text:span> </text:p>
          <draw:enhanced-geometry svg:viewBox="0 0 21600 21600" draw:type="rectangle" draw:enhanced-path="M 0 0 L 21600 0 21600 21600 0 21600 0 0 Z N"/>
        </draw:custom-shape>
        <draw:frame draw:style-name="gr6" draw:layer="layout" svg:width="1.582cm" svg:height="0.683cm" svg:x="1.524cm" svg:y="3.294cm">
          <draw:text-box>
            <text:p>server</text:p>
          </draw:text-box>
        </draw:frame>
        <draw:frame draw:style-name="gr6" draw:layer="layout" svg:width="1.861cm" svg:height="0.683cm" svg:x="3.524cm" svg:y="3.295cm">
          <draw:text-box>
            <text:p>periodic</text:p>
          </draw:text-box>
        </draw:frame>
        <draw:frame draw:style-name="gr6" draw:layer="layout" svg:width="2.991cm" svg:height="0.683cm" svg:x="1.524cm" svg:y="4.096cm">
          <draw:text-box>
            <text:p>dumpcap-eth0</text:p>
          </draw:text-box>
        </draw:frame>
        <draw:frame draw:style-name="gr6" draw:layer="layout" svg:width="2.991cm" svg:height="0.683cm" svg:x="4.725cm" svg:y="4.096cm">
          <draw:text-box>
            <text:p>dumpcap-eth1</text:p>
          </draw:text-box>
        </draw:frame>
        <draw:frame draw:style-name="gr6" draw:layer="layout" svg:width="2.991cm" svg:height="0.683cm" svg:x="1.525cm" svg:y="4.096cm">
          <draw:text-box>
            <text:p>dumpcap-eth0</text:p>
          </draw:text-box>
        </draw:frame>
        <draw:frame draw:style-name="gr6" xml:id="id1" draw:id="id1" draw:layer="layout" svg:width="1.548cm" svg:height="0.683cm" svg:x="1.524cm" svg:y="7.122cm">
          <draw:text-box>
            <text:p>config</text:p>
          </draw:text-box>
        </draw:frame>
        <draw:frame draw:style-name="gr6" xml:id="id2" draw:id="id2" draw:layer="layout" svg:width="1.582cm" svg:height="0.683cm" svg:x="5.149cm" svg:y="7.122cm">
          <draw:text-box>
            <text:p>server</text:p>
          </draw:text-box>
        </draw:frame>
        <draw:frame draw:style-name="gr6" xml:id="id3" draw:id="id3" draw:layer="layout" svg:width="2.255cm" svg:height="0.683cm" svg:x="4.476cm" svg:y="8.085cm">
          <draw:text-box>
            <text:p>freeswitch</text:p>
          </draw:text-box>
        </draw:frame>
        <draw:connector draw:style-name="gr7" draw:text-style-name="P1" draw:layer="layout" draw:type="curve" svg:x1="3.072cm" svg:y1="7.463cm" svg:x2="5.149cm" svg:y2="7.463cm" draw:start-shape="id1" draw:start-glue-point="1" draw:end-shape="id2" draw:end-glue-point="3" svg:d="M3072 7463h2077" svg:viewBox="0 0 2078 1">
          <text:p/>
        </draw:connector>
        <draw:connector draw:style-name="gr7" draw:text-style-name="P1" draw:layer="layout" draw:type="curve" svg:x1="3.072cm" svg:y1="7.463cm" svg:x2="4.476cm" svg:y2="8.426cm" draw:start-shape="id1" draw:start-glue-point="1" draw:end-shape="id3" draw:end-glue-point="3" svg:d="M3072 7463c1053 0 351 963 1404 963" svg:viewBox="0 0 1405 964">
          <text:p/>
        </draw:connector>
        <draw:frame draw:style-name="gr8" draw:text-style-name="P2" draw:layer="layout" svg:width="8.998cm" svg:height="0.683cm" svg:x="0.273cm" svg:y="0.889cm">
          <draw:text-box>
            <text:p text:style-name="P2"><text:span text:style-name="T1">/etc/init.d/docker-ccnq → /home/docker/start/*/in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14:44:04.688200714</meta:creation-date>
    <dc:date>2015-04-27T15:10:02.527041146</dc:date>
    <meta:editing-duration>PT10M46S</meta:editing-duration>
    <meta:editing-cycles>1</meta:editing-cycles>
    <meta:document-statistic meta:object-count="16"/>
    <meta:generator>LibreOffice/4.3.3.2$Linux_X86_64 LibreOffice_project/430m0$Build-2</meta:generator>
  </office:meta>
</office:document-meta>
</file>